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780000063C6681BC0ADF87644C.jpg" manifest:media-type="image/jpeg"/>
  <manifest:file-entry manifest:full-path="Pictures/2000000800003B8500001E0B31AD5F9ACD3ACF41.svm" manifest:media-type="image/x-svm"/>
  <manifest:file-entry manifest:full-path="Pictures/10000001000000DF0000007791D6FD0DD7E35B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9.499cm" svg:x="1.154cm" svg:y="10.231cm">
          <draw:image xlink:href="Pictures/1000000000000C780000063C6681BC0ADF87644C.jpg" xlink:type="simple" xlink:show="embed" xlink:actuate="onLoad" draw:mime-type="image/jpeg">
            <text:p/>
          </draw:image>
        </draw:frame>
        <draw:frame draw:style-name="gr2" draw:text-style-name="P2" draw:layer="layout" svg:width="4.458cm" svg:height="2.25cm" svg:x="1.25cm" svg:y="10.25cm">
          <draw:image xlink:href="Pictures/2000000800003B8500001E0B31AD5F9ACD3ACF41.svm" xlink:type="simple" xlink:show="embed" xlink:actuate="onLoad" draw:mime-type="image/x-svm">
            <text:p/>
          </draw:image>
          <draw:image xlink:href="Pictures/2000000800003B8500001E0B31AD5F9ACD3ACF41.svm" xlink:type="simple" xlink:show="embed" xlink:actuate="onLoad" draw:mime-type="image/x-svm"/>
        </draw:frame>
        <draw:frame draw:style-name="gr1" draw:text-style-name="P1" draw:layer="layout" svg:width="5.9cm" svg:height="3.147cm" svg:x="7.35cm" svg:y="4.75cm">
          <draw:image xlink:href="Pictures/10000001000000DF0000007791D6FD0DD7E35B1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2T10:04:33.126000000</meta:creation-date>
    <dc:date>2021-12-02T10:20:07.601000000</dc:date>
    <meta:editing-duration>PT5M34S</meta:editing-duration>
    <meta:editing-cycles>1</meta:editing-cycles>
    <meta:document-statistic meta:object-count="3"/>
    <meta:generator>LibreOffice/7.2.2.2$Windows_X86_64 LibreOffice_project/02b2acce88a210515b4a5bb2e46cbfb63fe97d56</meta:generator>
  </office:meta>
</office:document-meta>
</file>